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erhitungan_reklas">
        <table:table-row>
          <table:table-cell office:value-type="string">
            <text:p>umurekonomis</text:p>
          </table:table-cell>
          <table:table-cell office:value-type="string">
            <text:p>MasaManfaat</text:p>
          </table:table-cell>
          <table:table-cell office:value-type="string">
            <text:p>kd_riwayat</text:p>
          </table:table-cell>
          <table:table-cell office:value-type="string">
            <text:p>TglPerubahan</text:p>
          </table:table-cell>
          <table:table-cell office:value-type="string">
            <text:p>NilaiPerolehan</text:p>
          </table:table-cell>
          <table:table-cell office:value-type="string">
            <text:p>NilaiPerolehan_Awal</text:p>
          </table:table-cell>
          <table:table-cell office:value-type="string">
            <text:p>np</text:p>
          </table:table-cell>
          <table:table-cell office:value-type="string">
            <text:p>AkumulasiPenyusutan</text:p>
          </table:table-cell>
          <table:table-cell office:value-type="string">
            <text:p>AkumulasiPenyusutan_Awal</text:p>
          </table:table-cell>
          <table:table-cell office:value-type="string">
            <text:p>akm</text:p>
          </table:table-cell>
          <table:table-cell office:value-type="string">
            <text:p>PenyusutanPerTahun</text:p>
          </table:table-cell>
          <table:table-cell office:value-type="string">
            <text:p>PenyusutanPerTahun_Awal</text:p>
          </table:table-cell>
          <table:table-cell office:value-type="string">
            <text:p>bp_log</text:p>
          </table:table-cell>
          <table:table-cell office:value-type="string">
            <text:p>bp</text:p>
          </table:table-cell>
          <table:table-cell office:value-type="string">
            <text:p>selisih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50</text:p>
          </table:table-cell>
          <table:table-cell office:value-type="date" office:date-value="2015-01-01" table:style-name="DateCell">
            <text:p>2015-01-01</text:p>
          </table:table-cell>
          <table:table-cell office:value-type="float" office:value="2367079991.4000">
            <text:p>2367079991.4000</text:p>
          </table:table-cell>
          <table:table-cell office:value-type="float" office:value="2367079991">
            <text:p>2367079991</text:p>
          </table:table-cell>
          <table:table-cell office:value-type="float" office:value="0.4000">
            <text:p>0.4000</text:p>
          </table:table-cell>
          <table:table-cell office:value-type="float" office:value="2367079991.4000">
            <text:p>2367079991.4000</text:p>
          </table:table-cell>
          <table:table-cell office:value-type="float" office:value="2367079991.4000">
            <text:p>2367079991.4000</text:p>
          </table:table-cell>
          <table:table-cell office:value-type="float" office:value="0.0000">
            <text:p>0.0000</text:p>
          </table:table-cell>
          <table:table-cell office:value-type="float" office:value="236707999.1400">
            <text:p>236707999.1400</text:p>
          </table:table-cell>
          <table:table-cell office:value-type="float" office:value="236707999.0000">
            <text:p>236707999.0000</text:p>
          </table:table-cell>
          <table:table-cell office:value-type="float" office:value="2367079991">
            <text:p>2367079991</text:p>
          </table:table-cell>
          <table:table-cell office:value-type="float" office:value="2367079991">
            <text:p>236707999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2</text:p>
          </table:table-cell>
          <table:table-cell office:value-type="date" office:date-value="2015-04-07" table:style-name="DateCell">
            <text:p>2015-04-07</text:p>
          </table:table-cell>
          <table:table-cell office:value-type="float" office:value="2550502991.4000">
            <text:p>2550502991.4000</text:p>
          </table:table-cell>
          <table:table-cell office:value-type="float" office:value="2367079991">
            <text:p>2367079991</text:p>
          </table:table-cell>
          <table:table-cell office:value-type="float" office:value="183423000.4000">
            <text:p>183423000.4000</text:p>
          </table:table-cell>
          <table:table-cell office:value-type="float" office:value="2367079991.4000">
            <text:p>2367079991.4000</text:p>
          </table:table-cell>
          <table:table-cell office:value-type="float" office:value="2367079991.4000">
            <text:p>2367079991.4000</text:p>
          </table:table-cell>
          <table:table-cell office:value-type="float" office:value="0.0000">
            <text:p>0.0000</text:p>
          </table:table-cell>
          <table:table-cell office:value-type="float" office:value="236707999.1400">
            <text:p>236707999.1400</text:p>
          </table:table-cell>
          <table:table-cell office:value-type="float" office:value="236707999.0000">
            <text:p>236707999.0000</text:p>
          </table:table-cell>
          <table:table-cell office:value-type="float" office:value="0">
            <text:p>0</text:p>
          </table:table-cell>
          <table:table-cell office:value-type="float" office:value="2367079991">
            <text:p>2367079991</text:p>
          </table:table-cell>
          <table:table-cell office:value-type="float" office:value="2367079991">
            <text:p>236707999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51</text:p>
          </table:table-cell>
          <table:table-cell office:value-type="date" office:date-value="2015-12-31" table:style-name="DateCell">
            <text:p>2015-12-31</text:p>
          </table:table-cell>
          <table:table-cell office:value-type="float" office:value="2550502991.4000">
            <text:p>2550502991.4000</text:p>
          </table:table-cell>
          <table:table-cell office:value-type="float" office:value="2550502991">
            <text:p>2550502991</text:p>
          </table:table-cell>
          <table:table-cell office:value-type="float" office:value="0.4000">
            <text:p>0.4000</text:p>
          </table:table-cell>
          <table:table-cell office:value-type="float" office:value="2403764591.4000">
            <text:p>2403764591.4000</text:p>
          </table:table-cell>
          <table:table-cell office:value-type="float" office:value="2440449191.4000">
            <text:p>2440449191.4000</text:p>
          </table:table-cell>
          <table:table-cell office:value-type="float" office:value="-36684600.0000">
            <text:p>-36684600.0000</text:p>
          </table:table-cell>
          <table:table-cell office:value-type="float" office:value="36684600.0000">
            <text:p>36684600.0000</text:p>
          </table:table-cell>
          <table:table-cell office:value-type="float" office:value="73369200.0000">
            <text:p>73369200.0000</text:p>
          </table:table-cell>
          <table:table-cell office:value-type="float" office:value="73369200">
            <text:p>73369200</text:p>
          </table:table-cell>
          <table:table-cell office:value-type="float" office:value="36684600">
            <text:p>36684600</text:p>
          </table:table-cell>
          <table:table-cell office:value-type="float" office:value="-36684600">
            <text:p>-366846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2</text:p>
          </table:table-cell>
          <table:table-cell office:value-type="date" office:date-value="2016-05-04" table:style-name="DateCell">
            <text:p>2016-05-04</text:p>
          </table:table-cell>
          <table:table-cell office:value-type="float" office:value="2729595991.4000">
            <text:p>2729595991.4000</text:p>
          </table:table-cell>
          <table:table-cell office:value-type="float" office:value="2550502991">
            <text:p>2550502991</text:p>
          </table:table-cell>
          <table:table-cell office:value-type="float" office:value="179093000.4000">
            <text:p>179093000.4000</text:p>
          </table:table-cell>
          <table:table-cell office:value-type="float" office:value="2403764591.4000">
            <text:p>2403764591.4000</text:p>
          </table:table-cell>
          <table:table-cell office:value-type="float" office:value="2440449191.4000">
            <text:p>2440449191.4000</text:p>
          </table:table-cell>
          <table:table-cell office:value-type="float" office:value="-36684600.0000">
            <text:p>-36684600.0000</text:p>
          </table:table-cell>
          <table:table-cell office:value-type="float" office:value="36684600.0000">
            <text:p>36684600.0000</text:p>
          </table:table-cell>
          <table:table-cell office:value-type="float" office:value="73369200.0000">
            <text:p>73369200.0000</text:p>
          </table:table-cell>
          <table:table-cell office:value-type="float" office:value="73369200">
            <text:p>73369200</text:p>
          </table:table-cell>
          <table:table-cell office:value-type="float" office:value="36684600">
            <text:p>36684600</text:p>
          </table:table-cell>
          <table:table-cell office:value-type="float" office:value="-36684600">
            <text:p>-3668460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51</text:p>
          </table:table-cell>
          <table:table-cell office:value-type="date" office:date-value="2016-12-31" table:style-name="DateCell">
            <text:p>2016-12-31</text:p>
          </table:table-cell>
          <table:table-cell office:value-type="float" office:value="2729595991.4000">
            <text:p>2729595991.4000</text:p>
          </table:table-cell>
          <table:table-cell office:value-type="float" office:value="2729595991">
            <text:p>2729595991</text:p>
          </table:table-cell>
          <table:table-cell office:value-type="float" office:value="0.4000">
            <text:p>0.4000</text:p>
          </table:table-cell>
          <table:table-cell office:value-type="float" office:value="2439968080.2889">
            <text:p>2439968080.2889</text:p>
          </table:table-cell>
          <table:table-cell office:value-type="float" office:value="2469363871.4000">
            <text:p>2469363871.4000</text:p>
          </table:table-cell>
          <table:table-cell office:value-type="float" office:value="-29395791.1111">
            <text:p>-29395791.1111</text:p>
          </table:table-cell>
          <table:table-cell office:value-type="float" office:value="36203488.8889">
            <text:p>36203488.8889</text:p>
          </table:table-cell>
          <table:table-cell office:value-type="float" office:value="28914680.0000">
            <text:p>28914680.0000</text:p>
          </table:table-cell>
          <table:table-cell office:value-type="float" office:value="28914680">
            <text:p>28914680</text:p>
          </table:table-cell>
          <table:table-cell office:value-type="float" office:value="36203489">
            <text:p>36203489</text:p>
          </table:table-cell>
          <table:table-cell office:value-type="float" office:value="7288809">
            <text:p>7288809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4</meta:generator>
    <meta:initial-creator>phpMyAdmin 4.6.4</meta:initial-creator>
    <meta:creation-date>2017-04-20T10:54:03</meta:creation-date>
  </office:meta>
</office:document-meta>
</file>